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15%" style:text-autospace="none"/>
      <style:text-properties style:font-name="Arial" fo:font-size="11pt" fo:language="en" fo:country="GB" officeooo:paragraph-rsid="001e7e5a" style:font-size-asian="11pt" style:font-name-complex="Arial" style:font-size-complex="11pt"/>
    </style:style>
    <style:style style:name="P2" style:family="paragraph" style:parent-style-name="Standard">
      <style:text-properties style:font-name="Arial" fo:font-size="11pt" fo:language="en" fo:country="GB" officeooo:paragraph-rsid="001e7e5a" style:font-size-asian="11pt" style:font-name-complex="Arial" style:font-size-complex="11pt"/>
    </style:style>
    <style:style style:name="P3" style:family="paragraph" style:parent-style-name="Standard">
      <style:paragraph-properties fo:margin-top="0.423cm" fo:margin-bottom="0.423cm" style:contextual-spacing="false" style:line-height-at-least="0.041cm" style:text-autospace="none"/>
      <style:text-properties style:font-name="Arial" fo:font-size="11pt" fo:language="en" fo:country="GB" officeooo:paragraph-rsid="001e7e5a" style:font-size-asian="11pt" style:font-name-complex="Arial" style:font-size-complex="11pt"/>
    </style:style>
    <style:style style:name="P4" style:family="paragraph" style:parent-style-name="Standard">
      <style:paragraph-properties fo:margin-top="0.423cm" fo:margin-bottom="0.423cm" style:contextual-spacing="false" style:line-height-at-least="0.041cm" style:text-autospace="none"/>
      <style:text-properties officeooo:paragraph-rsid="001e7e5a"/>
    </style:style>
    <style:style style:name="T1" style:family="text">
      <style:text-properties style:font-name="Arial" fo:font-size="11pt" fo:language="en" fo:country="GB" style:font-size-asian="11pt" style:font-name-complex="Arial"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e Brothers Karamazov is a novel written by Fyodor Dostoevsky, which tells the story of the Karamazov family and the intricate relationships between its members. The novel is known for its complex characters, philosophical depth, and exploration of themes such as morality, religion, and free will.</text:p>
      <text:p text:style-name="P4"><text:span text:style-name="T1">The plot revolves around the three Karamazov brothers: Dmitry, Ivan, and Alexey, and their father Fyodor. Dmitry, the eldest brother, is a passionate and impulsive man. His father, a woman named Grushenka, and Dmitry are in a love triangle. Ivan, the middle brother, is an intellectual who struggles with the concept of God and morality. Alexey, the youngest brother, is a kind-hearted and religious man who becomes a monk.</text:span></text:p>
      <text:p text:style-name="P4"><text:span text:style-name="T1">As the story progresses, tensions between the brothers mount, and Dmitry becomes the prime suspect in the murder of their father. The trial reveals the complex and dysfunctional nature of the Karamazov family and the psychological conflicts within each member. The novel culminates in a profound exploration of guilt, redemption, and the nature of God.</text:span></text:p>
      <text:p text:style-name="P4"><text:span text:style-name="T1">One of the central themes of The Brothers Karamazov is that of morality and ethics. The characters in the novel struggle with questions about the existence of God, the nature of good and evil, and the role of free will in determining one's fate. Dostoevsky uses the characters' philosophical debates to explore these themes and to challenge the reader's own assumptions about morality.</text:span></text:p>
      <text:p text:style-name="P4"><text:span text:style-name="T1">Another significant theme in the novel is the analysis of the human psyche. Dostoevsky examines his characters' motivations and psychological conflicts, revealing the complex and often contradictory nature of the human mind. The characters struggle with their desires, emotions, and beliefs, and the novel's exploration of their inner lives is one of its most compelling aspects.</text:span></text:p>
      <text:p text:style-name="P4"><text:span text:style-name="T1">Finally, The Brothers Karamazov is also a profound study of the nature of love and relationships. The characters in the novel struggle to form meaningful relationships with one another, and their attempts often lead to pain and conflict. However, the novel ultimately suggests that love and compassion are the keys to achieving meaning and purpose in life.</text:span></text:p>
      <text:p text:style-name="P3">In conclusion, The Brothers Karamazov is a complex and profound exploration of morality, psychology, and relationships. Dostoevsky's masterful use of language and character development makes the novel a timeless classic that continues to resonate with readers today.</text:p>
      <text:p text:style-name="P1">(385 words)</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8T19:24:07.437000000</meta:creation-date>
    <dc:date>2023-05-28T19:24:16.490000000</dc:date>
    <meta:editing-duration>PT9S</meta:editing-duration>
    <meta:editing-cycles>1</meta:editing-cycles>
    <meta:document-statistic meta:table-count="0" meta:image-count="0" meta:object-count="0" meta:page-count="1" meta:paragraph-count="8" meta:word-count="385" meta:character-count="2471" meta:non-whitespace-character-count="2094"/>
    <meta:generator>LibreOffice/7.5.2.2$Windows_X86_64 LibreOffice_project/53bb9681a964705cf672590721dbc85eb4d0c3a2</meta:generator>
  </office:meta>
</office:document-meta>
</file>